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 Bold" svg:font-family="Arial Bold" style:font-family-generic="roman" svg:panose-1="2 11 7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17" style:parent-style-name="Normal" style:family="paragraph">
      <style:paragraph-properties fo:text-align="center"/>
      <style:text-properties style:font-name="Arial Bold" fo:font-weight="bold" style:font-weight-asian="bold"/>
    </style:style>
    <style:style style:name="P18" style:parent-style-name="Normal" style:family="paragraph">
      <style:paragraph-properties fo:text-align="center"/>
      <style:text-properties style:font-name="Arial Bold" fo:font-weight="bold" style:font-weight-asian="bold"/>
    </style:style>
    <style:style style:name="P19" style:parent-style-name="Normal" style:family="paragraph">
      <style:paragraph-properties fo:text-align="center"/>
      <style:text-properties style:font-name="Arial Bold" fo:font-weight="bold" style:font-weight-asian="bold" fo:font-size="20pt" style:font-size-asian="20pt" style:font-size-complex="20pt"/>
    </style:style>
    <style:style style:name="P20" style:parent-style-name="Normal" style:family="paragraph">
      <style:paragraph-properties>
        <style:tab-stops>
          <style:tab-stop style:type="left" style:position="0.1972in"/>
        </style:tab-stops>
      </style:paragraph-properties>
    </style:style>
    <style:style style:name="T21" style:parent-style-name="DefaultParagraphFont" style:family="text">
      <style:text-properties style:font-name-complex="Arial" fo:language="en" fo:country="GB"/>
    </style:style>
    <style:style style:name="T22" style:parent-style-name="DefaultParagraphFont" style:family="text">
      <style:text-properties style:font-name-complex="Arial" fo:font-weight="bold" style:font-weight-asian="bold" fo:language="en" fo:country="GB"/>
    </style:style>
    <style:style style:name="T23" style:parent-style-name="DefaultParagraphFont" style:family="text">
      <style:text-properties style:font-name-complex="Arial" fo:language="en" fo:country="GB"/>
    </style:style>
    <style:style style:name="P24" style:parent-style-name="Normal" style:list-style-name="LFO1" style:family="paragraph">
      <style:text-properties style:font-name-complex="Arial" fo:language="en" fo:country="GB"/>
    </style:style>
    <style:style style:name="P25" style:parent-style-name="Normal" style:list-style-name="LFO1" style:family="paragraph">
      <style:text-properties style:font-name-complex="Arial" fo:language="en" fo:country="GB"/>
    </style:style>
    <style:style style:name="P26" style:parent-style-name="Normal" style:list-style-name="LFO1" style:family="paragraph">
      <style:text-properties style:font-name-complex="Arial" fo:language="en" fo:country="GB"/>
    </style:style>
    <style:style style:name="P27" style:parent-style-name="Normal" style:list-style-name="LFO1" style:family="paragraph">
      <style:text-properties style:font-name-complex="Arial" fo:language="en" fo:country="GB"/>
    </style:style>
    <style:style style:name="P28" style:parent-style-name="Normal" style:list-style-name="LFO1" style:family="paragraph">
      <style:text-properties style:font-name-complex="Arial" fo:language="en" fo:country="GB"/>
    </style:style>
    <style:style style:name="P29" style:parent-style-name="Normal" style:list-style-name="LFO1" style:family="paragraph">
      <style:text-properties style:font-name-complex="Arial" fo:language="en" fo:country="GB"/>
    </style:style>
    <style:style style:name="TableColumn31" style:family="table-column">
      <style:table-column-properties style:column-width="5.3909in"/>
    </style:style>
    <style:style style:name="TableColumn32" style:family="table-column">
      <style:table-column-properties style:column-width="1.3687in"/>
    </style:style>
    <style:style style:name="Table30" style:family="table">
      <style:table-properties style:width="6.7597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35" style:parent-style-name="DefaultParagraphFont" style:family="text">
      <style:text-properties style:font-name-complex="Arial" fo:font-weight="bold" style:font-weight-asian="bold" style:font-weight-complex="bold" fo:language="en" fo:country="GB"/>
    </style:style>
    <style:style style:name="T36" style:parent-style-name="DefaultParagraphFont" style:family="text">
      <style:text-properties style:font-name-complex="Arial" fo:language="en" fo:country="GB"/>
    </style:style>
    <style:style style:name="TableCell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" style:parent-style-name="Normal" style:family="paragraph">
      <style:paragraph-properties fo:text-align="center"/>
      <style:text-properties style:font-name-complex="Arial" fo:font-weight="bold" style:font-weight-asian="bold" style:font-weight-complex="bold" fo:language="en" fo:country="GB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-complex="Arial" fo:font-weight="bold" style:font-weight-asian="bold" fo:language="en" fo:country="GB"/>
    </style:style>
    <style:style style:name="T42" style:parent-style-name="DefaultParagraphFont" style:family="text">
      <style:text-properties style:font-name-complex="Arial" fo:language="en" fo:country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name-complex="Arial" fo:language="en" fo:country="GB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47" style:parent-style-name="DefaultParagraphFont" style:family="text">
      <style:text-properties style:font-name-complex="Arial" fo:language="en" fo:country="GB"/>
    </style:style>
    <style:style style:name="T48" style:parent-style-name="DefaultParagraphFont" style:family="text">
      <style:text-properties style:font-name-complex="Arial" fo:font-weight="bold" style:font-weight-asian="bold" fo:language="en" fo:country="GB"/>
    </style:style>
    <style:style style:name="T49" style:parent-style-name="DefaultParagraphFont" style:family="text">
      <style:text-properties style:font-name-complex="Arial"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-complex="Arial" fo:language="en" fo:country="GB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DefaultParagraphFont" style:family="text">
      <style:text-properties style:font-name-complex="Arial" fo:font-weight="bold" style:font-weight-asian="bold" fo:language="en" fo:country="GB"/>
    </style:style>
    <style:style style:name="T55" style:parent-style-name="DefaultParagraphFont" style:family="text">
      <style:text-properties style:font-name-complex="Arial"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-complex="Arial" fo:language="en" fo:country="GB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60" style:parent-style-name="DefaultParagraphFont" style:family="text">
      <style:text-properties style:font-name-complex="Arial" fo:font-weight="bold" style:font-weight-asian="bold" fo:language="en" fo:country="GB"/>
    </style:style>
    <style:style style:name="T61" style:parent-style-name="DefaultParagraphFont" style:family="text">
      <style:text-properties style:font-name-complex="Arial" fo:language="en" fo:country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63" style:parent-style-name="DefaultParagraphFont" style:family="text">
      <style:text-properties style:font-name-complex="Arial" fo:language="en" fo:country="GB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66" style:parent-style-name="DefaultParagraphFont" style:family="text">
      <style:text-properties style:font-name-complex="Arial" fo:font-weight="bold" style:font-weight-asian="bold" fo:language="en" fo:country="GB"/>
    </style:style>
    <style:style style:name="T67" style:parent-style-name="DefaultParagraphFont" style:family="text">
      <style:text-properties style:font-name-complex="Arial" fo:language="en" fo:country="GB"/>
    </style:style>
    <style:style style:name="P68" style:parent-style-name="Normal" style:family="paragraph">
      <style:text-properties style:font-name-complex="Arial"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70" style:parent-style-name="DefaultParagraphFont" style:family="text">
      <style:text-properties style:font-name-complex="Arial" fo:language="en" fo:country="GB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73" style:parent-style-name="DefaultParagraphFont" style:family="text">
      <style:text-properties style:font-name-complex="Arial" fo:font-weight="bold" style:font-weight-asian="bold" fo:language="en" fo:country="GB"/>
    </style:style>
    <style:style style:name="T74" style:parent-style-name="DefaultParagraphFont" style:family="text">
      <style:text-properties style:font-name-complex="Arial"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-complex="Arial" fo:language="en" fo:country="GB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 fo:font-weight="bold" style:font-weight-asian="bold" fo:language="en" fo:country="GB"/>
    </style:style>
    <style:style style:name="T80" style:parent-style-name="DefaultParagraphFont" style:family="text">
      <style:text-properties style:font-name-complex="Arial" fo:language="en" fo:country="GB"/>
    </style:style>
    <style:style style:name="P81" style:parent-style-name="Normal" style:family="paragraph">
      <style:text-properties style:font-name-complex="Arial" fo:language="en" fo:country="GB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-complex="Arial" fo:language="en" fo:country="GB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86" style:parent-style-name="DefaultParagraphFont" style:family="text">
      <style:text-properties style:font-name-complex="Arial" fo:font-weight="bold" style:font-weight-asian="bold" fo:language="en" fo:country="GB"/>
    </style:style>
    <style:style style:name="T87" style:parent-style-name="DefaultParagraphFont" style:family="text">
      <style:text-properties style:font-name-complex="Arial" fo:language="en" fo:country="GB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89" style:parent-style-name="DefaultParagraphFont" style:family="text">
      <style:text-properties style:font-name-complex="Arial" fo:language="en" fo:country="GB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92" style:parent-style-name="DefaultParagraphFont" style:family="text">
      <style:text-properties style:font-name-complex="Arial" fo:font-weight="bold" style:font-weight-asian="bold" fo:language="en" fo:country="GB"/>
    </style:style>
    <style:style style:name="T93" style:parent-style-name="DefaultParagraphFont" style:family="text">
      <style:text-properties style:font-name-complex="Arial"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name-complex="Arial" fo:language="en" fo:country="GB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98" style:parent-style-name="DefaultParagraphFont" style:family="text">
      <style:text-properties style:font-name-complex="Arial" fo:font-weight="bold" style:font-weight-asian="bold" fo:language="en" fo:country="GB"/>
    </style:style>
    <style:style style:name="T99" style:parent-style-name="DefaultParagraphFont" style:family="text">
      <style:text-properties style:font-name-complex="Arial" fo:language="en" fo:country="GB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-complex="Arial" fo:language="en" fo:country="GB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104" style:parent-style-name="DefaultParagraphFont" style:family="text">
      <style:text-properties style:font-name-complex="Arial" fo:font-weight="bold" style:font-weight-asian="bold" fo:language="en" fo:country="GB"/>
    </style:style>
    <style:style style:name="T105" style:parent-style-name="DefaultParagraphFont" style:family="text">
      <style:text-properties style:font-name-complex="Arial" fo:language="en" fo:country="GB"/>
    </style:style>
    <style:style style:name="T106" style:parent-style-name="DefaultParagraphFont" style:family="text">
      <style:text-properties style:font-name-complex="Arial" fo:language="en" fo:country="GB"/>
    </style:style>
    <style:style style:name="T107" style:parent-style-name="DefaultParagraphFont" style:family="text">
      <style:text-properties style:font-name-complex="Arial" fo:font-weight="bold" style:font-weight-asian="bold" fo:language="en" fo:country="GB"/>
    </style:style>
    <style:style style:name="T108" style:parent-style-name="DefaultParagraphFont" style:family="text">
      <style:text-properties style:font-name-complex="Arial" fo:language="en" fo:country="GB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110" style:parent-style-name="DefaultParagraphFont" style:family="text">
      <style:text-properties style:font-name-complex="Arial" fo:language="en" fo:country="GB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113" style:parent-style-name="DefaultParagraphFont" style:family="text">
      <style:text-properties style:font-name-complex="Arial" fo:font-weight="bold" style:font-weight-asian="bold" fo:language="en" fo:country="GB"/>
    </style:style>
    <style:style style:name="T114" style:parent-style-name="DefaultParagraphFont" style:family="text">
      <style:text-properties style:font-name-complex="Arial" fo:language="en" fo:country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-complex="Arial" fo:language="en" fo:country="GB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DefaultParagraphFont" style:family="text">
      <style:text-properties style:font-name-complex="Arial" fo:font-weight="bold" style:font-weight-asian="bold" fo:language="en" fo:country="GB"/>
    </style:style>
    <style:style style:name="T120" style:parent-style-name="DefaultParagraphFont" style:family="text">
      <style:text-properties style:font-name-complex="Arial" fo:language="en" fo:country="GB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-complex="Arial" fo:language="en" fo:country="GB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125" style:parent-style-name="DefaultParagraphFont" style:family="text">
      <style:text-properties style:font-name-complex="Arial" fo:font-weight="bold" style:font-weight-asian="bold" fo:language="en" fo:country="GB"/>
    </style:style>
    <style:style style:name="T126" style:parent-style-name="DefaultParagraphFont" style:family="text">
      <style:text-properties style:font-name-complex="Arial" fo:language="en" fo:country="GB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-complex="Arial" fo:language="en" fo:country="GB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131" style:parent-style-name="DefaultParagraphFont" style:family="text">
      <style:text-properties style:font-name-complex="Arial" fo:font-weight="bold" style:font-weight-asian="bold" fo:language="en" fo:country="GB"/>
    </style:style>
    <style:style style:name="T132" style:parent-style-name="DefaultParagraphFont" style:family="text">
      <style:text-properties style:font-name-complex="Arial"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-complex="Arial" fo:language="en" fo:country="GB"/>
    </style:style>
    <style:style style:name="P135" style:parent-style-name="Normal" style:family="paragraph">
      <style:paragraph-properties fo:margin-left="0.5in">
        <style:tab-stops/>
      </style:paragraph-properties>
      <style:text-properties style:font-name-asian="Calibri" style:font-name-complex="Arial" fo:font-weight="bold" style:font-weight-asian="bold" fo:language="en" fo:country="GB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7"/>
      <text:p text:style-name="P18">Knowledge Retention and Transition</text:p>
      <text:p text:style-name="P19">Quick Tips for Leavers and their Managers</text:p>
      <text:p text:style-name="Header2">Getting Started</text:p>
      <text:p text:style-name="P20"><text:span text:style-name="T21">Start thinking about your knowledge transfer<text:s/></text:span><text:span text:style-name="T22">as early as possible</text:span><text:span text:style-name="T23"><text:s/>and get dates for activities/events in diaries with colleagues early on.</text:span></text:p>
      <text:list text:style-name="LFO1" text:continue-numbering="true">
        <text:list-item>
          <text:p text:style-name="P24">Identify what you think are the key knowledge areas you are taking with you when you leave.</text:p>
        </text:list-item>
        <text:list-item>
          <text:p text:style-name="P25">Ask team/colleagues what they think they would like to know from you before you go – it may be different!</text:p>
        </text:list-item>
        <text:list-item>
          <text:p text:style-name="P26">Agree with line manager the priorities to focus on.</text:p>
        </text:list-item>
        <text:list-item>
          <text:p text:style-name="P27">Agree with line manager reasonable actions for each priority. <text:s/>These activities may include a combination from the toolbox below.</text:p>
        </text:list-item>
        <text:list-item>
          <text:p text:style-name="P28">If possible, identify a key colleague to help and to facilitate your knowledge transfer activities.</text:p>
        </text:list-item>
        <text:list-item>
          <text:p text:style-name="P29">Create your ‘legacy’. <text:s/>Capture output from the activities and store in a central area accessible to all the team.</text:p>
        </text:list-item>
      </text:list>
      <text:p text:style-name="Header2">A toolbox of knowledge transfer activities: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Normal"><text:span text:style-name="T35">Activity<text:s/></text:span><text:span text:style-name="T36">(Select as appropriate don’t try and do them all!)</text:span></text:p>
          </table:table-cell>
          <table:table-cell table:style-name="TableCell37">
            <text:p text:style-name="P38">Supporting documents</text:p>
          </table:table-cell>
        </table:table-row>
        <table:table-row table:style-name="TableRow39">
          <table:table-cell table:style-name="TableCell40">
            <text:p text:style-name="Normal"><text:span text:style-name="T41">What do others need to know about my job?</text:span><text:span text:style-name="T42"><text:s/>– create a table of the key priorities relating to your job and identify who needs to know this information and how you are going to give it to them.</text:span></text:p>
          </table:table-cell>
          <table:table-cell table:style-name="TableCell43">
            <text:p text:style-name="Normal"><text:span text:style-name="T44"><draw:frame draw:z-index="0" draw:id="id0" draw:style-name="a2" draw:name="Object 273" text:anchor-type="as-char" svg:x="0in" svg:y="0in" svg:width="1.0625in" svg:height="0.69792in" style:rel-width="scale" style:rel-height="scale"><draw:object-ole draw:class-id="00020906-0000-0000-C000-000000000046" xlink:href="Object 1" xlink:type="simple" xlink:show="embed" xlink:actuate="onLoad"/><draw:image xlink:href="ObjectReplacements/Object 1" xlink:type="simple" xlink:show="embed" xlink:actuate="onLoad"/><svg:title/><svg:desc>Knowledge Prioritisation document</svg:desc></draw:frame></text:span></text:p>
          </table:table-cell>
        </table:table-row>
        <table:table-row table:style-name="TableRow45">
          <table:table-cell table:style-name="TableCell46">
            <text:p text:style-name="Normal"><text:span text:style-name="T47">Create a physical<text:s/></text:span><text:span text:style-name="T48">handover folder</text:span><text:span text:style-name="T49"><text:s/>which you can put a copy of all key documents (with file path added in the footer) and a printed copy of any of the documents you created from the list below.<text:s/></text:span>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Normal"><text:span text:style-name="T54">Emails</text:span><text:span text:style-name="T55"><text:s/>75% of organisational knowledge is transferred via email and is lost when your email account is deleted when you leave. <text:s/>Go through your mailbox thoroughly and collate the ones you know will be useful to colleagues, save as actual document.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Normal"><text:span text:style-name="T60">My Key Contacts</text:span><text:span text:style-name="T61"><text:s/>– draft a key contacts list, who you use to get your job done, internally, externally. <text:s/>Annotate with useful background/context.</text:span></text:p>
          </table:table-cell>
          <table:table-cell table:style-name="TableCell62">
            <text:p text:style-name="Normal"><text:span text:style-name="T63"><draw:frame draw:z-index="0" draw:id="id1" draw:style-name="a3" draw:name="Object 274" text:anchor-type="as-char" svg:x="0in" svg:y="0in" svg:width="1.0625in" svg:height="0.69792in" style:rel-width="scale" style:rel-height="scale"><draw:object-ole draw:class-id="00020906-0000-0000-C000-000000000046" xlink:href="Object 2" xlink:type="simple" xlink:show="embed" xlink:actuate="onLoad"/><draw:image xlink:href="ObjectReplacements/Object 2" xlink:type="simple" xlink:show="embed" xlink:actuate="onLoad"/><svg:title/><svg:desc>Contacts list document</svg:desc></draw:frame></text:span></text:p>
          </table:table-cell>
        </table:table-row>
        <table:table-row table:style-name="TableRow64">
          <table:table-cell table:style-name="TableCell65">
            <text:p text:style-name="Normal"><text:span text:style-name="T66">Calendar of my job<text:s/></text:span><text:span text:style-name="T67">– create table of activities/events that take place during a standard year and note what must happen when and who is involved etc. <text:s/></text:span></text:p>
            <text:p text:style-name="P68">(adapted from Virginia Mason Institute’s Lean for Leaders programme Leader’s standard work)</text:p>
          </table:table-cell>
          <table:table-cell table:style-name="TableCell69">
            <text:p text:style-name="Normal"><text:span text:style-name="T70"><draw:frame draw:z-index="0" draw:id="id2" draw:style-name="a4" draw:name="Object 275" text:anchor-type="as-char" svg:x="0in" svg:y="0in" svg:width="1.0625in" svg:height="0.6875in" style:rel-width="scale" style:rel-height="scale"><draw:object-ole draw:class-id="00020830-0000-0000-C000-000000000046" xlink:href="Object 3" xlink:type="simple" xlink:show="embed" xlink:actuate="onLoad"/><draw:image xlink:href="ObjectReplacements/Object 3" xlink:type="simple" xlink:show="embed" xlink:actuate="onLoad"/><svg:title/><svg:desc>Calendar of my job document</svg:desc></draw:frame></text:span></text:p>
          </table:table-cell>
        </table:table-row>
        <table:table-row table:style-name="TableRow71">
          <table:table-cell table:style-name="TableCell72">
            <text:p text:style-name="Normal"><text:span text:style-name="T73">Electronic documents/files</text:span><text:span text:style-name="T74"><text:s/>transfer to your team’s shared drive. <text:s/>Prune and organise. <text:s/>You could also leave colleagues a guide to your unique file structure. <text:s/>The guide could be added to your prioritisation plan (above)</text:span>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Normal"><text:span text:style-name="T79">Work in hand’</text:span><text:span text:style-name="T80"><text:s/>– draft a brief position statement for each on going/unfinished area of work.<text:s/></text:span></text:p>
            <text:p text:style-name="P81">The position statement could be added to your prioritisation plan (above).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Normal"><text:span text:style-name="T86">Useful resources</text:span><text:span text:style-name="T87"><text:s/>– draft a’ list (not too long) of the resources you use to get your job done (favourite databases, websites, books etc.)</text:span></text:p>
          </table:table-cell>
          <table:table-cell table:style-name="TableCell88">
            <text:p text:style-name="Normal"><text:span text:style-name="T89"><draw:frame draw:z-index="0" draw:id="id3" draw:style-name="a5" draw:name="Object 276" text:anchor-type="as-char" svg:x="0in" svg:y="0in" svg:width="1.0625in" svg:height="0.69792in" style:rel-width="scale" style:rel-height="scale"><draw:object-ole draw:class-id="00020906-0000-0000-C000-000000000046" xlink:href="Object 4" xlink:type="simple" xlink:show="embed" xlink:actuate="onLoad"/><draw:image xlink:href="ObjectReplacements/Object 4" xlink:type="simple" xlink:show="embed" xlink:actuate="onLoad"/><svg:title/><svg:desc>Useful resources document</svg:desc></draw:frame></text:span></text:p>
          </table:table-cell>
        </table:table-row>
        <table:table-row table:style-name="TableRow90">
          <table:table-cell table:style-name="TableCell91">
            <text:p text:style-name="Normal"><text:span text:style-name="T92">Handover guides</text:span><text:span text:style-name="T93"><text:s/>– write up ‘How to’, ‘Best practice’ and procedure guides.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Normal"><text:span text:style-name="T98">My FAQs</text:span><text:span text:style-name="T99"><text:s/>– write up the Top 5 questions you are always/repeatedly asked by colleagues. <text:s/>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Normal"><text:span text:style-name="T104">Elicitation interview</text:span><text:span text:style-name="T105"><text:s/>– 1:1 with line manager or other appropriate colleague on specific area of knowledge to draw out tacit knowledge (what’s in your head).</text:span></text:p>
            <text:p text:style-name="Normal"><text:span text:style-name="T106">You may find the questions in the</text:span><text:span text:style-name="T107"><text:s/>facilitation tool<text:s/></text:span><text:span text:style-name="T108">helpful.</text:span></text:p>
          </table:table-cell>
          <table:table-cell table:style-name="TableCell109">
            <text:p text:style-name="Normal"><text:span text:style-name="T110"><draw:frame draw:z-index="0" draw:id="id4" draw:style-name="a6" draw:name="Object 277" text:anchor-type="as-char" svg:x="0in" svg:y="0in" svg:width="1.0625in" svg:height="0.69792in" style:rel-width="scale" style:rel-height="scale"><draw:object-ole draw:class-id="00020906-0000-0000-C000-000000000046" xlink:href="Object 5" xlink:type="simple" xlink:show="embed" xlink:actuate="onLoad"/><draw:image xlink:href="ObjectReplacements/Object 5" xlink:type="simple" xlink:show="embed" xlink:actuate="onLoad"/><svg:title/><svg:desc>Questions to use in an elicitation interview</svg:desc></draw:frame></text:span></text:p>
          </table:table-cell>
        </table:table-row>
        <table:table-row table:style-name="TableRow111">
          <table:table-cell table:style-name="TableCell112">
            <text:p text:style-name="Normal"><text:span text:style-name="T113">‘Audience with…’</text:span><text:span text:style-name="T114"><text:s/>– this is a Q&amp;A session with your immediate (and sometimes wider) team, and can be linked to a last team meeting. <text:s/>Colleagues get to ask you anything they want to know. <text:s/>Prepare the team in advance to think of questions. <text:s/>Works best if made an informal social event – i.e. over tea &amp; cakes.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Normal"><text:span text:style-name="T119">Knowledge Exchange</text:span><text:span text:style-name="T120"><text:s/>– quick and dirty transfer of essential knowledge. <text:s/>You and the team, in a room, for an hour. <text:s/>Team draft ‘top 10 things we want to know about X’. <text:s/>You simultaneously draft ‘Top 10 things you need to know about X’. <text:s/>Bring lists together, work through and answer questions there and then. <text:s/>Ensures the crucial knowledge is exchanged in a short space of time, no lengthy documenting. <text:s/>Team members are responsible for capturing their own notes.<text:s/></text:span>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Normal"><text:span text:style-name="T125">Masterclass</text:span><text:span text:style-name="T126"><text:s/>– in-depth training for a group of people in a specific area of knowledge. <text:s/>Prepare an annotated PowerPoint presentation to leave for colleagues reference after the event.</text:span>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Normal"><text:span text:style-name="T131">Coaching/Baton passing</text:span><text:span text:style-name="T132"><text:s/>– arrange 1:1 sessions with key colleague.</text:span></text:p>
          </table:table-cell>
          <table:table-cell table:style-name="TableCell133">
            <text:p text:style-name="P134"/>
          </table:table-cell>
        </table:table-row>
      </table:table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 Bold" svg:font-family="Arial Bold" style:font-family-generic="roman" svg:panose-1="2 11 7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top="0.0833in" fo:margin-bottom="0.0833in"/>
      <style:text-properties style:font-name="Arial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>
      <style:text-properties fo:font-size="12pt" style:font-size-asian="12pt" style:font-size-complex="12pt" fo:language="en" fo:country="US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 style:font-size-complex="12pt" fo:language="en" fo:country="US" style:language-asian="en" style:country-asian="US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ListParagraph" style:display-name="List Paragraph" style:family="paragraph" style:parent-style-name="Normal">
      <style:paragraph-properties style:contextual-spacing="true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en" fo:country="GB" fo:hyphenate="false"/>
    </style:style>
    <style:style style:name="BodyText3" style:display-name="Body Text 3" style:family="paragraph" style:parent-style-name="Normal">
      <style:text-properties style:font-name-complex="Arial" fo:font-size="10pt" style:font-size-asian="10pt" fo:language="en" fo:country="GB" fo:hyphenate="false"/>
    </style:style>
    <style:style style:name="BodyText3Char" style:display-name="Body Text 3 Char" style:family="text">
      <style:text-properties style:font-name="Arial" style:font-name-complex="Arial" style:font-size-complex="12pt" fo:language="en" fo:country="GB"/>
    </style:style>
    <style:style style:name="Header2" style:display-name="Header 2" style:family="paragraph" style:parent-style-name="Normal">
      <style:paragraph-properties fo:margin-top="0.25in"/>
      <style:text-properties style:font-name-complex="Arial" fo:font-weight="bold" style:font-weight-asian="bold" fo:font-size="14pt" style:font-size-asian="14pt" style:font-size-complex="14pt" fo:language="en" fo:country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5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7881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 style:font-weight-complex="bold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 style:font-weight-complex="bold"/>
    </style:style>
    <style:style style:name="P7" style:parent-style-name="Footer" style:family="paragraph">
      <style:paragraph-properties fo:margin-left="-0.9847in">
        <style:tab-stops>
          <style:tab-stop style:type="center" style:position="4.1187in"/>
          <style:tab-stop style:type="right" style:position="7.2527in"/>
        </style:tab-stops>
      </style:paragraph-properties>
    </style:style>
    <style:style style:name="T8" style:parent-style-name="DefaultParagraphFont" style:family="text">
      <style:text-properties style:font-name-complex="Arial" fo:font-size="11pt" style:font-size-asian="11pt" style:font-size-complex="11pt"/>
    </style:style>
    <style:style style:name="T9" style:parent-style-name="DefaultParagraphFont" style:family="text">
      <style:text-properties style:font-name-complex="Arial" fo:font-size="11pt" style:font-size-asian="11pt" style:font-size-complex="11pt" fo:language="en" fo:country="GB" style:language-asian="en" style:country-asian="GB"/>
    </style:style>
    <style:style style:name="T10" style:parent-style-name="DefaultParagraphFont" style:family="text">
      <style:text-properties fo:font-size="8pt" style:font-size-asian="8pt" style:font-size-complex="8pt" fo:language="en" fo:country="GB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 style:font-weight-complex="bold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 style:font-weight-complex="bold"/>
    </style:style>
    <style:style style:name="P15" style:parent-style-name="Normal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style:font-size-complex="8pt" fo:language="en" fo:country="GB"/>
    </style:style>
    <style:style style:name="P16" style:parent-style-name="Foot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59222in, 0in, 0.55171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Normal"/>
      </style:header>
      <style:footer>
        <text:p text:style-name="P2"><text:span text:style-name="T3">Page<text:s/></text:span><text:span text:style-name="T4"><text:page-number text:fixed="false">2</text:page-number></text:span><text:span text:style-name="T5"><text:s/>of<text:s/></text:span><text:span text:style-name="T6"><text:page-count>2</text:page-count></text:span></text:p>
        <text:p text:style-name="P7"/>
      </style:footer>
      <style:header-first>
        <text:p text:style-name="Header"><text:span text:style-name="T8"><text:s text:c="92"/></text:span><text:span text:style-name="T9"><draw:frame draw:style-name="a0" draw:name="Picture 7" text:anchor-type="as-char" svg:x="0in" svg:y="0in" svg:width="2.33333in" svg:height="0.4375in" style:rel-width="scale" style:rel-height="scale"><draw:image xlink:href="media/image1.jpeg" xlink:type="simple" xlink:show="embed" xlink:actuate="onLoad"/><svg:title/><svg:desc/></draw:frame></text:span><draw:frame draw:z-index="251659264" draw:style-name="a1" draw:name="Picture 1" text:anchor-type="paragraph" svg:x="-0.83333in" svg:y="-0.08611in" svg:width="4.23958in" svg:height="0.88125in" style:rel-width="scale" style:rel-height="scale"><draw:image xlink:href="media/image2.jpeg" xlink:type="simple" xlink:show="embed" xlink:actuate="onLoad"/><svg:title/><svg:desc/></draw:frame></text:p>
      </style:header-first>
      <style:footer-first>
        <text:p text:style-name="Header"><text:span text:style-name="T10">Adapted by Rachel Cooke with permission from a tool originally created by the NHS Institute for Innovation and Improvement Knowledge Management Team</text:span><text:span text:style-name="T11"><text:s text:c="83"/>Page<text:s/></text:span><text:span text:style-name="T12"><text:page-number text:fixed="false">1</text:page-number></text:span><text:span text:style-name="T13"><text:s/>of<text:s/></text:span><text:span text:style-name="T14"><text:page-count>2</text:page-count></text:span></text:p>
        <text:p text:style-name="P15"/>
        <text:p text:style-name="P16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ommunity Pharmacists</dc:title>
    <dc:subject/>
    <meta:initial-creator>lib-rcoo</meta:initial-creator>
    <dc:creator>Nicki Forgham-Healey</dc:creator>
    <meta:creation-date>2022-05-12T13:40:00Z</meta:creation-date>
    <dc:date>2022-05-12T13:40:00Z</dc:date>
    <meta:print-date>2013-11-08T17:21:00Z</meta:print-date>
    <meta:template xlink:href="Surrey%20and%20Sussex%20Brand%20Template%20Word%202010%20Portrait%5b1%5d" xlink:type="simple"/>
    <meta:editing-cycles>3</meta:editing-cycles>
    <meta:editing-duration>PT0S</meta:editing-duration>
    <meta:document-statistic meta:page-count="1" meta:paragraph-count="8" meta:word-count="601" meta:character-count="4024" meta:row-count="28" meta:non-whitespace-character-count="3431"/>
  </office:meta>
</office:document-meta>
</file>